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6421in" svg:y="0.0307in">
            <draw:object draw:notify-on-update-of-ranges="Sheet1.E3:Sheet1.E22 Sheet1.F3:Sheet1.F22 Sheet1.G3:Sheet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6756in" svg:y="4.1366in">
            <draw:object draw:notify-on-update-of-ranges="Sheet1.B1:Sheet1.B20 Sheet1.C3:Sheet1.C22 Sheet1.D3:Sheet1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Ker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Color_50x50</text:p>
          </table:table-cell>
          <table:table-cell office:value-type="string" calcext:value-type="string">
            <text:p>Bw_50x50</text:p>
          </table:table-cell>
          <table:table-cell office:value-type="string" calcext:value-type="string">
            <text:p>Bw_85x85</text:p>
          </table:table-cell>
          <table:table-cell office:value-type="string" calcext:value-type="string">
            <text:p>Color_50x50</text:p>
          </table:table-cell>
          <table:table-cell office:value-type="string" calcext:value-type="string">
            <text:p>Bw_50x50</text:p>
          </table:table-cell>
          <table:table-cell office:value-type="string" calcext:value-type="string">
            <text:p>Bw_85x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" calcext:value-type="float">
            <text:p>0.466</text:p>
          </table:table-cell>
          <table:table-cell office:value-type="float" office:value="0.3592" calcext:value-type="float">
            <text:p>0.3592</text:p>
          </table:table-cell>
          <table:table-cell table:number-columns-repeated="2" office:value-type="float" office:value="0.5534" calcext:value-type="float">
            <text:p>0.553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5728" calcext:value-type="float">
            <text:p>0.5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534" calcext:value-type="float">
            <text:p>0.5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6019" calcext:value-type="float">
            <text:p>0.6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466" calcext:value-type="float">
            <text:p>0.466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699" calcext:value-type="float">
            <text:p>0.6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301" calcext:value-type="float">
            <text:p>0.301</text:p>
          </table:table-cell>
          <table:table-cell office:value-type="float" office:value="0.6019" calcext:value-type="float">
            <text:p>0.6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7767" calcext:value-type="float">
            <text:p>0.77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7184" calcext:value-type="float">
            <text:p>0.7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699" calcext:value-type="float">
            <text:p>0.699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7087" calcext:value-type="float">
            <text:p>0.7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7961" calcext:value-type="float">
            <text:p>0.7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6602" calcext:value-type="float">
            <text:p>0.6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7573" calcext:value-type="float">
            <text:p>0.7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0:33:53.683923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9:51:23.539484931</meta:creation-date>
    <dc:date>2020-12-09T13:38:17.254474160</dc:date>
    <meta:editing-duration>PT3H22M1S</meta:editing-duration>
    <meta:editing-cycles>2</meta:editing-cycles>
    <meta:generator>LibreOffice/6.4.6.2$Linux_X86_64 LibreOffice_project/40$Build-2</meta:generator>
    <meta:document-statistic meta:table-count="1" meta:cell-count="15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13cm" svg:y="0.316cm" chart:style-name="ch2">
          <text:p>Keras</text:p>
        </chart:title>
        <chart:legend chart:legend-position="end" svg:x="13.068cm" svg:y="3.694cm" style:legend-expansion="high" chart:style-name="ch3"/>
        <chart:plot-area chart:style-name="ch4" table:cell-range-address="Sheet1.E3:Sheet1.G22" svg:x="1.321cm" svg:y="1.301cm" svg:width="11.427cm" svg:height="6.548cm">
          <chartooo:coordinate-region svg:x="2.059cm" svg:y="1.503cm" svg:width="10.498cm" svg:height="5.693cm"/>
          <chart:axis chart:dimension="x" chart:name="primary-x" chart:style-name="ch5">
            <chart:title svg:x="6.606cm" svg:y="8.029cm" chart:style-name="ch6">
              <text:p>Runs</text:p>
            </chart:title>
          </chart:axis>
          <chart:axis chart:dimension="y" chart:name="primary-y" chart:style-name="ch5">
            <chart:title svg:x="0.451cm" svg:y="5.299cm" chart:style-name="ch7">
              <text:p>Accuracy</text:p>
            </chart:title>
            <chart:grid chart:style-name="ch8" chart:class="major"/>
          </chart:axis>
          <chart:series chart:style-name="ch9" chart:values-cell-range-address="Sheet1.E3:Sheet1.E22" chart:class="chart:line">
            <chart:data-point chart:repeated="20"/>
          </chart:series>
          <chart:series chart:style-name="ch10" chart:values-cell-range-address="Sheet1.F3:Sheet1.F22" chart:class="chart:line">
            <chart:data-point chart:repeated="20"/>
          </chart:series>
          <chart:series chart:style-name="ch11" chart:values-cell-range-address="Sheet1.G3:Sheet1.G2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8">
                <text:p>0.2718</text:p>
                <draw:g>
                  <svg:desc>Sheet1.E3:Sheet1.E22</svg:desc>
                </draw:g>
              </table:table-cell>
              <table:table-cell office:value-type="float" office:value="0.2136">
                <text:p>0.2136</text:p>
                <draw:g>
                  <svg:desc>Sheet1.F3:Sheet1.F22</svg:desc>
                </draw:g>
              </table:table-cell>
              <table:table-cell office:value-type="float" office:value="0.2718">
                <text:p>0.2718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95">
                <text:p>0.3495</text:p>
              </table:table-cell>
              <table:table-cell office:value-type="float" office:value="0.2524">
                <text:p>0.2524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69">
                <text:p>0.4369</text:p>
              </table:table-cell>
              <table:table-cell office:value-type="float" office:value="0.2136">
                <text:p>0.2136</text:p>
              </table:table-cell>
              <table:table-cell office:value-type="float" office:value="0.4078">
                <text:p>0.4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">
                <text:p>0.534</text:p>
              </table:table-cell>
              <table:table-cell office:value-type="float" office:value="0.3495">
                <text:p>0.3495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34">
                <text:p>0.5534</text:p>
              </table:table-cell>
              <table:table-cell office:value-type="float" office:value="0.2816">
                <text:p>0.2816</text:p>
              </table:table-cell>
              <table:table-cell office:value-type="float" office:value="0.4078">
                <text:p>0.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37">
                <text:p>0.5437</text:p>
              </table:table-cell>
              <table:table-cell office:value-type="float" office:value="0.301">
                <text:p>0.301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">
                <text:p>0.534</text:p>
              </table:table-cell>
              <table:table-cell office:value-type="float" office:value="0.233">
                <text:p>0.233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28">
                <text:p>0.5728</text:p>
              </table:table-cell>
              <table:table-cell office:value-type="float" office:value="0.3107">
                <text:p>0.3107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5">
                <text:p>0.6505</text:p>
              </table:table-cell>
              <table:table-cell office:value-type="float" office:value="0.3204">
                <text:p>0.3204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9">
                <text:p>0.6019</text:p>
              </table:table-cell>
              <table:table-cell office:value-type="float" office:value="0.2913">
                <text:p>0.2913</text:p>
              </table:table-cell>
              <table:table-cell office:value-type="float" office:value="0.6699">
                <text:p>0.6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05">
                <text:p>0.6505</text:p>
              </table:table-cell>
              <table:table-cell office:value-type="float" office:value="0.2816">
                <text:p>0.2816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96">
                <text:p>0.6796</text:p>
              </table:table-cell>
              <table:table-cell office:value-type="float" office:value="0.301">
                <text:p>0.301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84">
                <text:p>0.7184</text:p>
              </table:table-cell>
              <table:table-cell office:value-type="float" office:value="0.3981">
                <text:p>0.3981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5">
                <text:p>0.6505</text:p>
              </table:table-cell>
              <table:table-cell office:value-type="float" office:value="0.4466">
                <text:p>0.446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9">
                <text:p>0.699</text:p>
              </table:table-cell>
              <table:table-cell office:value-type="float" office:value="0.3883">
                <text:p>0.3883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11">
                <text:p>0.6311</text:p>
              </table:table-cell>
              <table:table-cell office:value-type="float" office:value="0.4272">
                <text:p>0.4272</text:p>
              </table:table-cell>
              <table:table-cell office:value-type="float" office:value="0.7961">
                <text:p>0.7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93">
                <text:p>0.6893</text:p>
              </table:table-cell>
              <table:table-cell office:value-type="float" office:value="0.4951">
                <text:p>0.4951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38">
                <text:p>0.8738</text:p>
              </table:table-cell>
              <table:table-cell office:value-type="float" office:value="0.4466">
                <text:p>0.4466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82">
                <text:p>0.7282</text:p>
              </table:table-cell>
              <table:table-cell office:value-type="float" office:value="0.5146">
                <text:p>0.5146</text:p>
              </table:table-cell>
              <table:table-cell office:value-type="float" office:value="0.7573">
                <text:p>0.7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79">
                <text:p>0.7379</text:p>
              </table:table-cell>
              <table:table-cell office:value-type="float" office:value="0.4563">
                <text:p>0.4563</text:p>
              </table:table-cell>
              <table:table-cell office:value-type="float" office:value="0.6408">
                <text:p>0.6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" chart:style-name="ch1">
        <chart:title svg:x="7.578cm" svg:y="0.316cm" chart:style-name="ch2">
          <text:p>NN</text:p>
        </chart:title>
        <chart:legend chart:legend-position="end" svg:x="13.09cm" svg:y="3.694cm" style:legend-expansion="high" chart:style-name="ch3"/>
        <chart:plot-area chart:style-name="ch4" table:cell-range-address="Sheet1.B1:Sheet1.B20 Sheet1.C3:Sheet1.D22" svg:x="1.321cm" svg:y="1.301cm" svg:width="11.449cm" svg:height="6.548cm">
          <chartooo:coordinate-region svg:x="2.059cm" svg:y="1.503cm" svg:width="10.519cm" svg:height="5.693cm"/>
          <chart:axis chart:dimension="x" chart:name="primary-x" chart:style-name="ch5">
            <chart:title svg:x="6.617cm" svg:y="8.029cm" chart:style-name="ch6">
              <text:p>Runs</text:p>
            </chart:title>
          </chart:axis>
          <chart:axis chart:dimension="y" chart:name="primary-y" chart:style-name="ch5">
            <chart:title svg:x="0.451cm" svg:y="5.299cm" chart:style-name="ch7">
              <text:p>Accuracy</text:p>
            </chart:title>
            <chart:grid chart:style-name="ch8" chart:class="major"/>
          </chart:axis>
          <chart:series chart:style-name="ch9" chart:values-cell-range-address="Sheet1.B1:Sheet1.B20" chart:class="chart:line">
            <chart:data-point chart:repeated="20"/>
          </chart:series>
          <chart:series chart:style-name="ch10" chart:values-cell-range-address="Sheet1.C3:Sheet1.C22" chart:class="chart:line">
            <chart:data-point chart:repeated="20"/>
          </chart:series>
          <chart:series chart:style-name="ch11" chart:values-cell-range-address="Sheet1.D3:Sheet1.D2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20</svg:desc>
                </draw:g>
              </table:table-cell>
              <table:table-cell office:value-type="float" office:value="0.2233">
                <text:p>0.2233</text:p>
                <draw:g>
                  <svg:desc>Sheet1.C3:Sheet1.C22</svg:desc>
                </draw:g>
              </table:table-cell>
              <table:table-cell office:value-type="float" office:value="0.2427">
                <text:p>0.2427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816">
                <text:p>0.2816</text:p>
              </table:table-cell>
              <table:table-cell office:value-type="float" office:value="0.3981">
                <text:p>0.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18">
                <text:p>0.2718</text:p>
              </table:table-cell>
              <table:table-cell office:value-type="float" office:value="0.2233">
                <text:p>0.2233</text:p>
              </table:table-cell>
              <table:table-cell office:value-type="float" office:value="0.3981">
                <text:p>0.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3">
                <text:p>0.2913</text:p>
              </table:table-cell>
              <table:table-cell office:value-type="float" office:value="0.301">
                <text:p>0.30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5">
                <text:p>0.3495</text:p>
              </table:table-cell>
              <table:table-cell office:value-type="float" office:value="0.3592">
                <text:p>0.3592</text:p>
              </table:table-cell>
              <table:table-cell office:value-type="float" office:value="0.5534">
                <text:p>0.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7">
                <text:p>0.2427</text:p>
              </table:table-cell>
              <table:table-cell office:value-type="float" office:value="0.3883">
                <text:p>0.3883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">
                <text:p>0.466</text:p>
              </table:table-cell>
              <table:table-cell office:value-type="float" office:value="0.4078">
                <text:p>0.4078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63">
                <text:p>0.4563</text:p>
              </table:table-cell>
              <table:table-cell office:value-type="float" office:value="0.3592">
                <text:p>0.3592</text:p>
              </table:table-cell>
              <table:table-cell office:value-type="float" office:value="0.5146">
                <text:p>0.5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46">
                <text:p>0.5146</text:p>
              </table:table-cell>
              <table:table-cell office:value-type="float" office:value="0.466">
                <text:p>0.466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54">
                <text:p>0.4854</text:p>
              </table:table-cell>
              <table:table-cell office:value-type="float" office:value="0.4175">
                <text:p>0.4175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7">
                <text:p>0.5437</text:p>
              </table:table-cell>
              <table:table-cell office:value-type="float" office:value="0.3786">
                <text:p>0.3786</text:p>
              </table:table-cell>
              <table:table-cell office:value-type="float" office:value="0.6117">
                <text:p>0.6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25">
                <text:p>0.5825</text:p>
              </table:table-cell>
              <table:table-cell office:value-type="float" office:value="0.4563">
                <text:p>0.4563</text:p>
              </table:table-cell>
              <table:table-cell office:value-type="float" office:value="0.6893">
                <text:p>0.6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25">
                <text:p>0.5825</text:p>
              </table:table-cell>
              <table:table-cell office:value-type="float" office:value="0.4078">
                <text:p>0.4078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11">
                <text:p>0.6311</text:p>
              </table:table-cell>
              <table:table-cell office:value-type="float" office:value="0.4854">
                <text:p>0.4854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25">
                <text:p>0.5825</text:p>
              </table:table-cell>
              <table:table-cell office:value-type="float" office:value="0.4078">
                <text:p>0.4078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8">
                <text:p>0.6408</text:p>
              </table:table-cell>
              <table:table-cell office:value-type="float" office:value="0.5437">
                <text:p>0.5437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14">
                <text:p>0.6214</text:p>
              </table:table-cell>
              <table:table-cell office:value-type="float" office:value="0.4854">
                <text:p>0.4854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08">
                <text:p>0.6408</text:p>
              </table:table-cell>
              <table:table-cell office:value-type="float" office:value="0.4854">
                <text:p>0.4854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14">
                <text:p>0.6214</text:p>
              </table:table-cell>
              <table:table-cell office:value-type="float" office:value="0.4369">
                <text:p>0.4369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93">
                <text:p>0.6893</text:p>
              </table:table-cell>
              <table:table-cell office:value-type="float" office:value="0.5146">
                <text:p>0.5146</text:p>
              </table:table-cell>
              <table:table-cell office:value-type="float" office:value="0.7282">
                <text:p>0.7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